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10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5cm" fo:min-width="2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5cm" fo:min-width="7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cm" fo:min-width="3.5cm"/>
    </style:style>
    <style:style style:name="gr5" style:family="graphic" style:parent-style-name="objectwithoutfill">
      <style:graphic-properties draw:marker-end="Arrow" draw:marker-end-width="0.3cm" svg:stroke-linecap="butt" draw:fill="none" draw:opacity="100%" draw:opacity-name="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75cm" fo:min-width="7.7cm"/>
    </style:style>
    <style:style style:name="gr8" style:family="graphic" style:parent-style-name="standard">
      <style:graphic-properties svg:stroke-color="#ffff66" draw:fill-color="#ffffff" draw:textarea-horizontal-align="justify" draw:textarea-vertical-align="middle" draw:auto-grow-height="false" fo:min-height="0.75cm" fo:min-width="7.7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7.7cm"/>
    </style:style>
    <style:style style:name="gr10" style:family="graphic" style:parent-style-name="standard">
      <style:graphic-properties svg:stroke-color="#ffff66" draw:fill-color="#ffffff" draw:textarea-horizontal-align="justify" draw:textarea-vertical-align="middle" draw:auto-grow-height="false" fo:min-height="0.75cm" fo:min-width="7.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0.8cm" svg:height="3cm" svg:x="6.8cm" svg:y="8.1cm">
          <text:p text:style-name="P1"><text:span text:style-name="T1">items</text:span></text:p>
          <text:p text:style-name="P1"><text:span text:style-name="T2">a user's instance of an entity</text:span></text:p>
          <text:p text:style-name="P1"><text:span text:style-name="T2">ex: https://inventaire.io/items/af3b4551e35355f9ffbdcb06e300386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cm" svg:height="1.6cm" svg:x="0.8cm" svg:y="2.7cm">
          <text:p text:style-name="P3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3cm" svg:x="19.4cm" svg:y="3.1cm">
          <text:p text:style-name="P1"><text:span text:style-name="T1">entities</text:span></text:p>
          <text:p text:style-name="P1"><text:span text:style-name="T3">ex: “Les Misérables”</text:span></text:p>
          <text:p text:style-name="P1"><text:span text:style-name="T3">https://inventaire.io/entity/wd:Q180736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6cm" svg:x="4.8cm" svg:y="13.9cm">
          <text:p text:style-name="P3"><text:span text:style-name="T1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cm" svg:height="1.6cm" svg:x="0.6cm" svg:y="9.9cm">
          <text:p text:style-name="P3"><text:span text:style-name="T1">group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cm" svg:y1="4.7cm" svg:x2="2cm" svg:y2="9.1cm">
          <text:p text:style-name="P5"><text:span text:style-name="T4"><text:line-break/></text:span><text:span text:style-name="T4">regrouped in</text:span></text:p>
        </draw:line>
        <draw:line draw:style-name="gr6" draw:text-style-name="P7" draw:layer="layout" svg:x1="3.8cm" svg:y1="4.5cm" svg:x2="9.4cm" svg:y2="8.1cm">
          <text:p text:style-name="P5"><text:span text:style-name="T4"><text:line-break/></text:span><text:span text:style-name="T4">have</text:span></text:p>
        </draw:line>
        <draw:line draw:style-name="gr6" draw:text-style-name="P7" draw:layer="layout" svg:x1="14cm" svg:y1="7.9cm" svg:x2="19.2cm" svg:y2="5.3cm">
          <text:p text:style-name="P5"><text:span text:style-name="T4"><text:line-break/></text:span><text:span text:style-name="T4">instance of</text:span></text:p>
        </draw:line>
        <draw:line draw:style-name="gr6" draw:text-style-name="P7" draw:layer="layout" svg:x1="2.8cm" svg:y1="4.7cm" svg:x2="6.4cm" svg:y2="13.7cm">
          <text:p text:style-name="P5"><text:span text:style-name="T4"><text:line-break/></text:span><text:span text:style-name="T4">make / accept transaction request</text:span></text:p>
        </draw:line>
        <draw:line draw:style-name="gr6" draw:text-style-name="P7" draw:layer="layout" svg:x1="7.6cm" svg:y1="13.5cm" svg:x2="10.8cm" svg:y2="11.3cm">
          <text:p text:style-name="P5"><text:span text:style-name="T4"/></text:p>
          <text:p text:style-name="P5"><text:span text:style-name="T4">have effects on</text:span></text:p>
        </draw:line>
        <draw:custom-shape draw:style-name="gr7" draw:text-style-name="P8" draw:layer="layout" svg:width="8.2cm" svg:height="1cm" svg:x="18.6cm" svg:y="14.5cm">
          <text:p text:style-name="P1">Missing concept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2cm" svg:height="1cm" svg:x="18.6cm" svg:y="15.7cm">
          <text:p text:style-name="P9"><text:span text:style-name="T5">I'm looking for this boo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2cm" svg:height="1cm" svg:x="18.6cm" svg:y="16.9cm">
          <text:p text:style-name="P9"><text:span text:style-name="T5">book review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2cm" svg:height="1cm" svg:x="18.6cm" svg:y="18.1cm">
          <text:p text:style-name="P9"><text:span text:style-name="T5">link to a digital book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.2cm" svg:height="1cm" svg:x="9cm" svg:y="1.2cm">
          <text:p text:style-name="P11"><text:span text:style-name="T6">current concep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8cm" svg:height="1cm" svg:x="19.4cm" svg:y="6.3cm">
          <text:p text:style-name="P12"><text:span text:style-name="T7">missing: strict work/edition distin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lath </meta:initial-creator>
    <meta:creation-date>2016-03-16T14:11:11.918387733</meta:creation-date>
    <dc:date>2016-03-16T14:49:01.297801053</dc:date>
    <dc:creator>maxlath </dc:creator>
    <meta:editing-duration>PT20M28S</meta:editing-duration>
    <meta:editing-cycles>3</meta:editing-cycles>
    <meta:generator>LibreOffice/5.0.2.2$Linux_X86_64 LibreOffice_project/00m0$Build-2</meta:generator>
    <meta:document-statistic meta:object-count="43"/>
  </office:meta>
</office:document-meta>
</file>